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redEntityReferenceImpl.synchronize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erredEntityReferenceImpl.DeferredEntityReferenceImpl( DeferredDocumentImpl ownerDocument ,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erredEntityReferenceImpl.getNod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EntityReferenceImpl.synchroniz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